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16866*"/>
    </style:style>
    <style:style style:name="Tableau4.B" style:family="table-column">
      <style:table-column-properties style:column-width="14.406cm" style:rel-column-width="48669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1.146cm" style:rel-column-width="37660*"/>
    </style:style>
    <style:style style:name="Tableau4.B1.2" style:family="table-column">
      <style:table-column-properties style:column-width="3.258cm" style:rel-column-width="11009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gne_20_3">
      <style:paragraph-properties fo:margin-left="1.57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 style:parent-style-name="Champ_20_2">
      <style:text-properties fo:language="fr" fo:country="FR" fo:font-weight="bold" style:font-weight-asian="bold" style:font-weight-complex="bold"/>
    </style:style>
    <style:style style:name="T6" style:family="text" style:parent-style-name="Champ_20_2">
      <style:text-properties fo:language="de" fo:country="DE" fo:font-weight="bold" style:font-weight-asian="bold" style:font-weight-complex="bold"/>
    </style:style>
    <style:style style:name="T7" style:family="text" style:parent-style-name="Champ_20_1">
      <style:text-properties fo:font-weight="bold" style:font-weight-asian="bold" style:font-weight-complex="bold"/>
    </style:style>
    <style:style style:name="T8" style:family="text" style:parent-style-name="Champ_20_2">
      <style:text-properties fo:font-style="italic" style:font-style-asian="italic" style:font-style-complex="italic"/>
    </style:style>
    <style:style style:name="T9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 style:parent-style-name="Champ_20_2">
      <style:text-properties fo:language="en" fo:country="US" fo:font-style="italic" style:font-style-asian="italic" style:font-style-complex="italic"/>
    </style:style>
    <style:style style:name="T11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r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Champ_20_1">Tél. portable<text:tab/>:</text:span> <text:span text:style-name="Champ_20_2">06 85 78 08 21</text:span></text:p>
                    <text:p text:style-name="Standard"><text:span text:style-name="T4">E-Mail : </text:span>s.cls@laposte.net</text:p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5">Professeur</text:span><text:span text:style-name="T6"> </text:span><text:span text:style-name="T5">agrégé</text:span><text:span text:style-name="T6"> de Physique Appliquée</text:span></text:p>
            <text:p text:style-name="P1"><text:span text:style-name="T6">Formation </text:span><text:span text:style-name="Champ_20_2"><text:span text:style-name="T6">Physique, </text:span></text:span><text:span text:style-name="T6">EEA et Informatique</text:span></text:p>
          </table:table-cell>
        </table:table-row>
      </table:table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. . .</text:p>
          </table:table-cell>
          <table:table-cell table:style-name="Tableau1.A1" office:value-type="string">
            <text:p text:style-name="Ligne_20_3">Auditeur libre licence Informatiqu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</table:table-cell>
          </table:table-row>
        </table:table-header-rows>
        <table:table-row>
          <table:table-cell table:style-name="Tableau2.A1" office:value-type="float" office:value="0">
            <text:p text:style-name="Date">Sept. 2004 - . . .</text:p>
          </table:table-cell>
          <table:table-cell table:style-name="Tableau2.B1" office:value-type="string">
            <text:p text:style-name="Ligne_20_3">Professeur agrégé de Sciences Physiques / Physique Électricité Appliquée</text:p>
            <text:p text:style-name="Ligne_20_3">Titulaire en Zone de Remplacement départementale depuis Septembre 2003</text:p>
            <text:p text:style-name="Ligne_20_3">Rattachement administratif : Lycée Turgot - LIMOGES</text:p>
            <text:p text:style-name="Ligne_20_3">Établissements d'exercice : Lycée Dautry (1ère STL Chimie)</text:p>
            <text:p text:style-name="P4">Lycée Turgot (1ère Électrotechnique, Terminale Génie Mécanique)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</text:p>
            <text:p text:style-name="Ligne_20_3"><text:tab/>BTS Contrôle Industriel Régulation Automatique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DEVILLE-LES-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Standard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5"><text:span text:style-name="T7">Systèmes <text:line-break/>d'exploitations</text:span></text:p>
            </table:table-cell>
            <table:table-cell table:style-name="Tableau6.B1" office:value-type="string">
              <text:p text:style-name="P6"><text:span text:style-name="T8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5"><text:span text:style-name="T7">Bureautique</text:span></text:p>
          </table:table-cell>
          <table:table-cell table:style-name="Tableau6.B1" office:value-type="string">
            <text:p text:style-name="P6"><text:span text:style-name="T8">MS Office : Word, Excel , Access , Powerpoint</text:span></text:p>
            <text:p text:style-name="P6"><text:span text:style-name="T8">OpenOffice, StarOffice</text:span></text:p>
          </table:table-cell>
        </table:table-row>
        <table:table-row>
          <table:table-cell table:style-name="Tableau6.A1" office:value-type="string">
            <text:p text:style-name="P7">Édition scientifique</text:p>
          </table:table-cell>
          <table:table-cell table:style-name="Tableau6.B1" office:value-type="string">
            <text:p text:style-name="P6"><text:span text:style-name="T8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5"><text:span text:style-name="T7">Internet</text:span></text:p>
          </table:table-cell>
          <table:table-cell table:style-name="Tableau6.B1" office:value-type="string">
            <text:p text:style-name="P6"><text:span text:style-name="T8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5"><text:span text:style-name="T7">Réseau</text:span></text:p>
          </table:table-cell>
          <table:table-cell table:style-name="Tableau6.B1" office:value-type="string">
            <text:p text:style-name="P6"><text:span text:style-name="T9">Configuration IP Statique, IP Dynamique , Serveur DHCP</text:span></text:p>
            <text:p text:style-name="P6"><text:span text:style-name="T9">Serveurs de fichiers et d'impression (</text:span><text:span text:style-name="Champ_20_2"><text:span text:style-name="T9">Samba)</text:span></text:span><text:span text:style-name="T9">, FTP (Proftpd), <text:tab/>HTTP (Apache)</text:span></text:p>
            <text:p text:style-name="P6"><text:span text:style-name="T9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5"><text:span text:style-name="T7">Programmation</text:span></text:p>
          </table:table-cell>
          <table:table-cell table:style-name="Tableau6.B1" office:value-type="string">
            <text:p text:style-name="P8"><text:span text:style-name="T8">Langages : C (gcc), C++ <text:s/>(g++), C# (MS.Net et Mono),<text:line-break/> </text:span><text:span text:style-name="Champ_20_2"><text:span text:style-name="T8">Visual Basic, </text:span></text:span><text:span text:style-name="T8">Python, Java, Ada</text:span></text:p>
            <text:p text:style-name="P6"><text:span text:style-name="T8">Compilation : GNU Make et autotools</text:span></text:p>
            <text:p text:style-name="P6"><text:span text:style-name="T8">Gestion de projets : CVS et Subversion</text:span></text:p>
          </table:table-cell>
        </table:table-row>
        <table:table-row>
          <table:table-cell table:style-name="Tableau6.A1" office:value-type="string">
            <text:p text:style-name="P5"><text:span text:style-name="T7">Mathématiques<text:line-break/>et calcul formel</text:span></text:p>
          </table:table-cell>
          <table:table-cell table:style-name="Tableau6.B1" office:value-type="string">
            <text:p text:style-name="P6"><text:span text:style-name="T9">Maple, Mupad, Mathcad, Mathtype, Derive, xcas</text:span></text:p>
          </table:table-cell>
        </table:table-row>
        <table:table-row>
          <table:table-cell table:style-name="Tableau6.A1" office:value-type="string">
            <text:p text:style-name="P7">Physique</text:p>
          </table:table-cell>
          <table:table-cell table:style-name="Tableau6.B1" office:value-type="string">
            <text:p text:style-name="P9">Régressi, Synchronie</text:p>
          </table:table-cell>
        </table:table-row>
        <table:table-row>
          <table:table-cell table:style-name="Tableau6.A1" office:value-type="string">
            <text:p text:style-name="P7">Électronique</text:p>
            <text:p text:style-name="P7">Électrotechnique</text:p>
            <text:p text:style-name="P7">Automatique</text:p>
          </table:table-cell>
          <table:table-cell table:style-name="Tableau6.B1" office:value-type="string">
            <text:p text:style-name="P9">Matlab/Simulink et carte dSPACE, Scilab/Scicos</text:p>
            <text:p text:style-name="P10">Orcad PSpice, Psim, ...</text:p>
          </table:table-cell>
        </table:table-row>
        <table:table-row>
          <table:table-cell table:style-name="Tableau6.A1" office:value-type="string">
            <text:p text:style-name="P5"><text:span text:style-name="T7">Dessin Assisté par Ordinateur</text:span></text:p>
          </table:table-cell>
          <table:table-cell table:style-name="Tableau6.B1" office:value-type="string">
            <text:p text:style-name="P6"><text:span text:style-name="T8">3D : D.M.T.</text:span></text:p>
            <text:p text:style-name="P6"><text:span text:style-name="T8">2D vectoriel : </text:span><text:span text:style-name="T10">Corel</text:span><text:span text:style-name="T8"> </text:span><text:span text:style-name="T10">Draw</text:span><text:span text:style-name="T8">, DIA, Inkscape, XFig</text:span></text:p>
            <text:p text:style-name="P6"><text:span text:style-name="T8">2D </text:span><text:span text:style-name="T10">bitmap</text:span><text:span text:style-name="T8"> : </text:span><text:span text:style-name="T10">Paint</text:span><text:span text:style-name="T8"> </text:span><text:span text:style-name="T10">Shop</text:span><text:span text:style-name="T8"> Pro, </text:span><text:span text:style-name="T10">The</text:span><text:span text:style-name="T8"> </text:span><text:span text:style-name="T10">Gimp</text:span></text:p>
          </table:table-cell>
        </table:table-row>
      </table:table>
      <text:p text:style-name="Standard"><text:span text:style-name="Champ_20_2"/></text:p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5"><text:span text:style-name="T7">Aéronautique</text:span></text:p>
            </table:table-cell>
            <table:table-cell table:style-name="Tableau5.B1" office:value-type="string">
              <text:p text:style-name="P6"><text:span text:style-name="T11">Voltige avion (depuis Juillet 2002)</text:span></text:p>
              <text:p text:style-name="P6"><text:span text:style-name="T11">Qualification d'instructeur planeur (depuis Juin 2001)</text:span></text:p>
              <text:p text:style-name="P6"><text:span text:style-name="T11">Brevet de base avion (depuis Mai 2000)</text:span></text:p>
              <text:p text:style-name="P6"><text:span text:style-name="T11">Brevet de pilote de planeur (depuis Juillet 1996)</text:span></text:p>
              <text:p text:style-name="P6"><text:span text:style-name="T11">Brevet d'initiation aéronautique (depuis Juin 1996)</text:span></text:p>
            </table:table-cell>
          </table:table-row>
        </table:table-header-rows>
        <table:table-row>
          <table:table-cell table:style-name="Tableau5.A1" office:value-type="string">
            <text:p text:style-name="P5"><text:span text:style-name="T7">Informatique</text:span></text:p>
          </table:table-cell>
          <table:table-cell table:style-name="Tableau5.B1" office:value-type="string">
            <text:p text:style-name="P11">Collaboration au système de calcul formel libre : xcas</text:p>
            <text:p text:style-name="P11">Bêta-testeur calculatrices Texas Instruments (TI-92 &amp; V200)</text:p>
            <text:p text:style-name="P11">Bêta-testeur de différents logiciels libres</text:p>
            <text:p text:style-name="P11"><text:tab/>(OpenOffice, Ubuntu, GNOME...)</text:p>
            <text:p text:style-name="P12"><text:span text:style-name="T12">Réalisation du site </text:span><text:a xlink:type="simple" xlink:href="http://s.cls.free.fr/"><text:span text:style-name="T13">http://s.cls.free.fr</text:span></text:a><text:span text:style-name="T12"> </text:span></text:p>
          </table:table-cell>
        </table:table-row>
        <table:table-row>
          <table:table-cell table:style-name="Tableau5.A1" office:value-type="string">
            <text:p text:style-name="P7"><text:span text:style-name="Champ_20_1">Radiocommunications</text:span></text:p>
          </table:table-cell>
          <table:table-cell table:style-name="Tableau5.B1" office:value-type="string">
            <text:p text:style-name="P6"><text:span text:style-name="T14">Membre du Réseau des Émetteurs Français depuis 1996</text:span>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CELLES Sébastien</dc:title>
    <meta:creation-date>2003-11-25T12:54:59</meta:creation-date>
    <dc:date>2005-06-18T10:21:55</dc:date>
    <meta:print-date>2004-12-06T10:09:36</meta:print-date>
    <dc:language>en-US</dc:language>
    <meta:editing-cycles>75</meta:editing-cycles>
    <meta:editing-duration>PT4H0M10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32" meta:word-count="660" meta:character-count="4736"/>
  </office:meta>
</office:document-meta>
</file>